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nux Libertine O" officeooo:rsid="0035cc64" officeooo:paragraph-rsid="002dda6f"/>
    </style:style>
    <style:style style:name="P2" style:family="paragraph" style:parent-style-name="Standard">
      <style:text-properties style:font-name="Linux Libertine O" officeooo:rsid="0035cc64" officeooo:paragraph-rsid="004107b8"/>
    </style:style>
    <style:style style:name="P3" style:family="paragraph" style:parent-style-name="Standard">
      <style:text-properties style:font-name="Linux Libertine O" officeooo:rsid="0035cc64" officeooo:paragraph-rsid="0041c510"/>
    </style:style>
    <style:style style:name="P4" style:family="paragraph" style:parent-style-name="Standard">
      <style:text-properties style:font-name="Linux Libertine O" officeooo:rsid="00365ccf" officeooo:paragraph-rsid="002dda6f"/>
    </style:style>
    <style:style style:name="P5" style:family="paragraph" style:parent-style-name="Standard">
      <style:text-properties style:font-name="Linux Libertine O" officeooo:rsid="0045121a" officeooo:paragraph-rsid="00461e13"/>
    </style:style>
    <style:style style:name="P6" style:family="paragraph" style:parent-style-name="Heading">
      <style:text-properties officeooo:paragraph-rsid="003fff47"/>
    </style:style>
    <style:style style:name="P7" style:family="paragraph" style:parent-style-name="Heading_20_1">
      <style:text-properties officeooo:paragraph-rsid="003fff47"/>
    </style:style>
    <style:style style:name="P8" style:family="paragraph" style:parent-style-name="Standard">
      <style:text-properties style:font-name="Linux Libertine O" officeooo:rsid="004ad0df" officeooo:paragraph-rsid="004ad0df"/>
    </style:style>
    <style:style style:name="P9" style:family="paragraph" style:parent-style-name="Standard">
      <style:text-properties style:font-name="Linux Libertine O" officeooo:rsid="004ad0df" officeooo:paragraph-rsid="004cb9f2"/>
    </style:style>
    <style:style style:name="P10" style:family="paragraph" style:parent-style-name="Standard">
      <style:text-properties style:font-name="Linux Libertine O" officeooo:rsid="004b57f0" officeooo:paragraph-rsid="004cb9f2"/>
    </style:style>
    <style:style style:name="P11" style:family="paragraph" style:parent-style-name="Standard">
      <style:text-properties style:font-name="Linux Libertine O" officeooo:rsid="004cb9f2" officeooo:paragraph-rsid="004cb9f2"/>
    </style:style>
    <style:style style:name="P12" style:family="paragraph" style:parent-style-name="Standard">
      <style:text-properties style:font-name="Linux Libertine O" officeooo:rsid="00462e7e" officeooo:paragraph-rsid="00462e7e"/>
    </style:style>
    <style:style style:name="P13" style:family="paragraph" style:parent-style-name="Standard">
      <style:text-properties style:font-name="Linux Libertine O" officeooo:rsid="004dba3e" officeooo:paragraph-rsid="00504767"/>
    </style:style>
    <style:style style:name="P14" style:family="paragraph" style:parent-style-name="Standard">
      <style:text-properties style:font-name="Linux Libertine O" officeooo:rsid="00504767" officeooo:paragraph-rsid="00504767"/>
    </style:style>
    <style:style style:name="P15" style:family="paragraph" style:parent-style-name="Standard">
      <style:text-properties officeooo:rsid="004b57f0" officeooo:paragraph-rsid="004b57f0"/>
    </style:style>
    <style:style style:name="P16" style:family="paragraph" style:parent-style-name="Standard">
      <style:text-properties officeooo:rsid="004b57f0" officeooo:paragraph-rsid="0054da16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f50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cb9f2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3465a4" loext:opacity="100%" style:font-name="Linux Libertine O" fo:font-size="14pt" fo:font-weight="bold" officeooo:rsid="0055f929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style:font-name="Linux Libertine O"/>
    </style:style>
    <style:style style:name="T6" style:family="text">
      <style:text-properties fo:color="#004586" loext:opacity="100%" style:font-name="Linux Libertine O" fo:font-size="18.2000007629395pt" fo:font-weight="bold" officeooo:rsid="0043f50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2e300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462e7e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49eca0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fo:color="#004586" loext:opacity="100%" style:font-name="Linux Libertine O" fo:font-size="18.2000007629395pt" fo:font-weight="bold" officeooo:rsid="004ad0d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1" style:family="text">
      <style:text-properties fo:color="#004586" loext:opacity="100%" style:font-name="Linux Libertine O" fo:font-size="18.2000007629395pt" fo:font-weight="bold" officeooo:rsid="00559f5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2" style:family="text">
      <style:text-properties officeooo:rsid="004cb9f2"/>
    </style:style>
    <style:style style:name="T13" style:family="text">
      <style:text-properties officeooo:rsid="004dba3e"/>
    </style:style>
    <style:style style:name="T14" style:family="text">
      <style:text-properties officeooo:rsid="00504767"/>
    </style:style>
    <style:style style:name="T15" style:family="text">
      <style:text-properties officeooo:rsid="005062b9"/>
    </style:style>
    <style:style style:name="T16" style:family="text">
      <style:text-properties officeooo:rsid="0051e0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11">WIP </text:span><text:span text:style-name="T9">Brussel sprout pakoras</text:span><text:span text:style-name="T6"> </text:span><text:span text:style-name="T7">(</text:span><text:span text:style-name="T8">??</text:span><text:span text:style-name="T7"> portions; </text:span><text:span text:style-name="T10">45 + </text:span><text:span text:style-name="T7">??</text:span><text:span text:style-name="T8"> </text:span><text:span text:style-name="T7">min)</text:span></text:h>
      <text:p text:style-name="P15">From a mixture of <text:a xlink:type="simple" xlink:href="https://seemagetsbaked.com/recipe/crispy-bhajia-pakora/" text:style-name="Internet_20_link" text:visited-style-name="Visited_20_Internet_20_Link">https://seemagetsbaked.com/recipe/crispy-bhajia-pakora/</text:a></text:p>
      <text:p text:style-name="P15"><text:a xlink:type="simple" xlink:href="https://www.mob.co.uk/recipes/brussels-sprouts-pakora-recipe" text:style-name="Internet_20_link" text:visited-style-name="Visited_20_Internet_20_Link">https://www.mob.co.uk/recipes/brussels-sprouts-pakora-recipe</text:a> (before it was paywalled…) and</text:p>
      <text:p text:style-name="P15"><text:a xlink:type="simple" xlink:href="https://www.recipetineats.com/pakora-indian-vegetable-fritters/" text:style-name="Internet_20_link" text:visited-style-name="Visited_20_Internet_20_Link">https://www.recipetineats.com/pakora-indian-vegetable-fritters/</text:a></text:p>
      <text:p text:style-name="P15"/>
      <text:p text:style-name="P6"><text:span text:style-name="T1">For </text:span><text:span text:style-name="T2">the prep </text:span><text:span text:style-name="T4">(~45 min)</text:span></text:p>
      <text:p text:style-name="P8">300g onions</text:p>
      <text:p text:style-name="P8">500g brussel sprouts</text:p>
      <text:p text:style-name="P8">300g potato</text:p>
      <text:p text:style-name="P1"/>
      <text:p text:style-name="P11">30g fresh root ginger</text:p>
      <text:p text:style-name="P2"/>
      <text:p text:style-name="P4"/>
      <text:p text:style-name="P15"><text:span text:style-name="T5">Scrub the potato and chop into ~1cm cubes, then boil for about 10 min until mostly cooked.</text:span></text:p>
      <text:p text:style-name="P15">While it’s cooking, peel the outer leaves off the sprouts and rinse them. Slice thinly (1-2mm) horizontally from the top. Peel any remaining green leaf from the bottom layer of sprout and discard the stem.</text:p>
      <text:p text:style-name="P15"/>
      <text:p text:style-name="P16">Drain the potatoes well and leave with the lid off to cool.</text:p>
      <text:p text:style-name="P16"><text:span text:style-name="T12">Dice the onion into ½-1cm pieces, and peel and grate the ginger.</text:span></text:p>
      <text:p text:style-name="P4"/>
      <text:p text:style-name="P6"><text:span text:style-name="T1">For </text:span><text:span text:style-name="T2">the </text:span><text:span text:style-name="T3">assembly</text:span></text:p>
      <text:p text:style-name="P11">heavy-base pan for deep frying</text:p>
      <text:p text:style-name="P11">~4cm depth of vegetable oil in pan</text:p>
      <text:p text:style-name="P3"/>
      <text:p text:style-name="P11">?? 400g (500g?) gram (chickpea) flour</text:p>
      <text:p text:style-name="P11"/>
      <text:p text:style-name="P9">2 tsp turmeric</text:p>
      <text:p text:style-name="P9">1 tsp garam masala</text:p>
      <text:p text:style-name="P9">½ tsp chilli powder</text:p>
      <text:p text:style-name="P9">2 tsp salt</text:p>
      <text:p text:style-name="P9">1 tsp fresh ground black pepper</text:p>
      <text:p text:style-name="P9">1 tsp cumin seeds</text:p>
      <text:p text:style-name="P10">1 tsp ground cumin</text:p>
      <text:p text:style-name="P10"/>
      <text:p text:style-name="P11">?? 250g (equivalently ml) room temperature water</text:p>
      <text:p text:style-name="P5"/>
      <text:p text:style-name="P12"/>
      <text:p text:style-name="P11">Measure out and mix together the flour and all the spices. <text:span text:style-name="T13">Mix or whisk in the water bit by bit, and then add all the chopped/prepped ingredients and mix to form a loose, wet batter.</text:span></text:p>
      <text:p text:style-name="P11"/>
      <text:p text:style-name="P13">Heat the oil to about 180 degrees, <text:span text:style-name="T14">or until a drop of the batter crisps immediately</text:span>. <text:span text:style-name="T14">Take 2 tbsp of batter at a time and press into a small handful, then lower it into the oil.</text:span></text:p>
      <text:p text:style-name="P13"><text:span text:style-name="T14">The number you can do as a batch depends on your pot size – leave a bit of space between each one, and don’t add too many at once otherwise the oil will cool too much.</text:span></text:p>
      <text:p text:style-name="P14">You may need to adjust the heat to keep the temperature even throughout frying.</text:p>
      <text:p text:style-name="P13"/>
      <text:p text:style-name="P14">Fry them for 3-<text:span text:style-name="T15">4</text:span> minutes, flipping over a couple of minutes in. <text:span text:style-name="T15">Take them out and drain on kitchen towel. They can be kept warm in the oven on about 75 degrees </text:span><text:span text:style-name="T16">if needed</text:span><text:span text:style-name="T15">.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12-02T21:29:35.975833476</dc:date>
    <meta:editing-duration>PT1H58M47S</meta:editing-duration>
    <meta:editing-cycles>53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325" meta:character-count="1849" meta:non-whitespace-character-count="1554"/>
  </office:meta>
</office:document-meta>
</file>